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214320" officeooo:paragraph-rsid="00214320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214320" officeooo:paragraph-rsid="00226da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214320" officeooo:paragraph-rsid="00255fd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feae0" officeooo:paragraph-rsid="001feae0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use-window-font-color="true" fo:font-size="12pt" fo:font-weight="bold" officeooo:rsid="00226da4" officeooo:paragraph-rsid="00265325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officeooo:rsid="002845d6" officeooo:paragraph-rsid="002845d6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0000cc" fo:font-size="12pt" fo:font-weight="bold" officeooo:rsid="00255fdd" officeooo:paragraph-rsid="00265325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use-window-font-color="true" fo:font-size="12pt" fo:font-weight="bold" officeooo:rsid="00226da4" officeooo:paragraph-rsid="00265325" style:font-size-asian="12pt" style:font-weight-asian="bold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officeooo:rsid="00214320" officeooo:paragraph-rsid="00214320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officeooo:rsid="00214320" officeooo:paragraph-rsid="0023901e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officeooo:rsid="00226da4" officeooo:paragraph-rsid="00226da4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color="#000000" fo:font-size="12pt" fo:font-weight="normal" officeooo:rsid="00265325" officeooo:paragraph-rsid="00265325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fo:font-size="12pt" fo:font-weight="bold" officeooo:rsid="00214320" officeooo:paragraph-rsid="0026532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officeooo:rsid="00176c84" officeooo:paragraph-rsid="00176c84" style:font-size-asian="18pt" style:font-size-complex="18pt"/>
    </style:style>
    <style:style style:name="P15" style:family="paragraph" style:parent-style-name="Standard">
      <style:text-properties fo:font-size="12pt" officeooo:rsid="00176c84" officeooo:paragraph-rsid="00176c84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76c84" officeooo:paragraph-rsid="00176c8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84367" officeooo:paragraph-rsid="00184367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officeooo:rsid="00184367" officeooo:paragraph-rsid="00184367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1a2489" officeooo:paragraph-rsid="001a248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a2489" officeooo:paragraph-rsid="001a2489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c2152" officeooo:paragraph-rsid="001c2152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feae0" officeooo:paragraph-rsid="001feae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255fdd" officeooo:paragraph-rsid="00255fd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31ee1c" officeooo:paragraph-rsid="0033b350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paragraph-rsid="0033b350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3464da" officeooo:paragraph-rsid="003464da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363431" officeooo:paragraph-rsid="00363431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26da4" officeooo:paragraph-rsid="00226da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rsid="00363431" officeooo:paragraph-rsid="00363431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28pt" officeooo:rsid="00176c84" officeooo:paragraph-rsid="00176c84" style:font-size-asian="28pt" style:font-size-complex="28pt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fo:font-size="12pt" fo:font-weight="bold" officeooo:rsid="00226da4" officeooo:paragraph-rsid="00265325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  <style:text-properties style:use-window-font-color="true" fo:font-size="12pt" fo:font-weight="bold" officeooo:rsid="00226da4" officeooo:paragraph-rsid="00265325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size="18pt" officeooo:rsid="00176c84" officeooo:paragraph-rsid="00176c84" style:font-size-asian="18pt" style:font-size-complex="18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0000cc" fo:font-size="12pt" fo:font-weight="bold" officeooo:rsid="00255fdd" officeooo:paragraph-rsid="00226da4" style:font-size-asian="12pt" style:font-weight-asian="bold" style:font-size-complex="12pt" style:font-weight-complex="bold"/>
    </style:style>
    <style:style style:name="P35" style:family="paragraph">
      <loext:graphic-properties draw:fill-color="#0000cc"/>
      <style:paragraph-properties fo:text-align="center"/>
    </style:style>
    <style:style style:name="T1" style:family="text">
      <style:text-properties fo:color="#0000cc" officeooo:rsid="00255fdd"/>
    </style:style>
    <style:style style:name="T2" style:family="text">
      <style:text-properties fo:color="#0000cc" fo:font-weight="bold" style:font-weight-asian="bold" style:font-weight-complex="bold"/>
    </style:style>
    <style:style style:name="T3" style:family="text">
      <style:text-properties fo:color="#0000cc" fo:font-weight="bold" officeooo:rsid="00255fdd" style:font-weight-asian="bold" style:font-weight-complex="bold"/>
    </style:style>
    <style:style style:name="T4" style:family="text">
      <style:text-properties fo:color="#0000cc" fo:font-weight="bold" officeooo:rsid="0023901e" style:font-weight-asian="bold" style:font-weight-complex="bold"/>
    </style:style>
    <style:style style:name="T5" style:family="text">
      <style:text-properties fo:color="#0000cc" fo:font-weight="bold" officeooo:rsid="00265325" style:font-weight-asian="bold" style:font-weight-complex="bold"/>
    </style:style>
    <style:style style:name="T6" style:family="text">
      <style:text-properties officeooo:rsid="0023901e"/>
    </style:style>
    <style:style style:name="T7" style:family="text">
      <style:text-properties officeooo:rsid="00255fd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65325" style:font-weight-asian="bold" style:font-weight-complex="bold"/>
    </style:style>
    <style:style style:name="T10" style:family="text">
      <style:text-properties fo:font-weight="bold" officeooo:rsid="002b4a46" style:font-weight-asian="bold" style:font-weight-complex="bold"/>
    </style:style>
    <style:style style:name="T11" style:family="text">
      <style:text-properties officeooo:rsid="00265325"/>
    </style:style>
    <style:style style:name="T12" style:family="text">
      <style:text-properties fo:font-weight="normal" officeooo:rsid="00255fdd" style:font-weight-asian="normal" style:font-weight-complex="normal"/>
    </style:style>
    <style:style style:name="T13" style:family="text">
      <style:text-properties fo:color="#000000" fo:font-weight="normal" officeooo:rsid="00255fdd" style:font-weight-asian="normal" style:font-weight-complex="normal"/>
    </style:style>
    <style:style style:name="T14" style:family="text">
      <style:text-properties fo:color="#000000" fo:font-weight="normal" officeooo:rsid="00265325" style:font-weight-asian="normal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officeooo:rsid="002845d6"/>
    </style:style>
    <style:style style:name="T17" style:family="text">
      <style:text-properties officeooo:rsid="002b4a46"/>
    </style:style>
    <style:style style:name="T18" style:family="text">
      <style:text-properties officeooo:rsid="002e0b41"/>
    </style:style>
    <style:style style:name="T19" style:family="text">
      <style:text-properties officeooo:rsid="0033b350"/>
    </style:style>
    <style:style style:name="T20" style:family="text">
      <style:text-properties fo:font-size="13pt" officeooo:rsid="0033b350" style:font-size-asian="13pt" style:font-size-complex="13pt"/>
    </style:style>
    <style:style style:name="T21" style:family="text">
      <style:text-properties fo:font-size="13pt" officeooo:rsid="00363431" style:font-size-asian="11.3500003814697pt" style:font-size-complex="13pt"/>
    </style:style>
    <style:style style:name="T22" style:family="text">
      <style:text-properties style:text-position="super 58%" officeooo:rsid="0033b350"/>
    </style:style>
    <style:style style:name="T23" style:family="text">
      <style:text-properties officeooo:rsid="00363431"/>
    </style:style>
    <style:style style:name="T24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5" style:family="text">
      <style:text-properties fo:font-variant="normal" fo:text-transform="none" fo:color="#252525" style:font-name="sans-serif" fo:letter-spacing="normal" fo:font-style="normal" fo:font-weight="normal"/>
    </style:style>
    <style:style style:name="T26" style:family="text">
      <style:text-properties fo:font-variant="normal" fo:text-transform="none" fo:color="#252525" style:font-name="Liberation Serif" fo:letter-spacing="normal" fo:font-style="normal" fo:font-weight="normal"/>
    </style:style>
    <style:style style:name="T27" style:family="text">
      <style:text-properties fo:font-variant="normal" fo:text-transform="none" fo:color="#252525" fo:letter-spacing="normal" fo:font-style="normal" fo:font-weight="normal"/>
    </style:style>
    <style:style style:name="T28" style:family="text">
      <style:text-properties style:font-name="Liberation Serif"/>
    </style:style>
    <style:style style:name="T29" style:family="text">
      <style:text-properties officeooo:rsid="0036bb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onika Stobieniecka, 195718<text:tab/><text:tab/><text:tab/><text:tab/>dzień zajęć: poniedziałek</text:p>
      <text:p text:style-name="P15">Marcin Szałek, 195729<text:tab/><text:tab/><text:tab/><text:tab/><text:tab/>godzina zajęć: 14.15</text:p>
      <text:p text:style-name="P15">Krystian Szabat,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Laboratorium Kryptografia</text:p>
      <text:p text:style-name="P30"/>
      <text:p text:style-name="P30"><text:span text:style-name="T18">Zestaw 3 - </text:span>Zadanie 1</text:p>
      <text:p text:style-name="P33">1. Cel zadania.</text:p>
      <text:p text:style-name="P14"/>
      <text:p text:style-name="P16">Celem zadania jest napisanie programu szyfrującego oraz deszyfrującego dane wprowadzone przez użytkownika lu<text:span text:style-name="T17">b</text:span> z pliku wykorzystując algorytm One-time pad.</text:p>
      <text:p text:style-name="P16"/>
      <text:p text:style-name="P14">2. Wstęp teoretyczny.</text:p>
      <text:p text:style-name="P16"/>
      <text:p text:style-name="P17">Algorytm One-time pad jest algorytmem służącym do szyfrowania oraz deszyfrowania danych. Jest to algorytm symetryczny, czyli wykorzystujący ten sam klucz zarówno do szyfrowania jak i do deszyfrowania. </text:p>
      <text:p text:style-name="P17"/>
      <text:p text:style-name="P17">Klucz, który jest wykorzystywany w algorytmie One-time pad musi spełniać następujące warunki:</text:p>
      <text:list xml:id="list335917608569625841" text:style-name="L1">
        <text:list-item>
          <text:p text:style-name="P18">długość klucza musi być przynajmniej taka sama jak długość tekstu jawnego (liczba bitów klucza musi być równa co najmniej liczbie bitów tekstu jawnego)</text:p>
        </text:list-item>
        <text:list-item>
          <text:p text:style-name="P18">klucz jest ciągiem losowych bitów</text:p>
        </text:list-item>
        <text:list-item>
          <text:p text:style-name="P19">klucz jest jednorazowy</text:p>
        </text:list-item>
      </text:list>
      <text:p text:style-name="P20"/>
      <text:p text:style-name="P20">Algorytm One-time pad - szyfrowanie:</text:p>
      <text:p text:style-name="P20">1. Wpisanie tekstu jawnego.</text:p>
      <text:p text:style-name="P20">2. Wygenerowanie losowego ciągu bitowego o długości co najmniej takiej jak długość ciągu bitowego tekstu jawnego, <text:span text:style-name="T16">pełniącego rolę klucza</text:span>.</text:p>
      <text:p text:style-name="P20">3. Wykonanie operacji XOR na postaci <text:span text:style-name="T16">binarnej</text:span> tekstu jawnego oraz klucza – otrzymanie zaszyfrowanego tekstu (w postaci <text:span text:style-name="T16">binarnej</text:span>)</text:p>
      <text:p text:style-name="P20"/>
      <text:p text:style-name="P21">Deszyfrowanie w algorytmie One-time pad polega na wykonaniu operacji XOR na postaci <text:span text:style-name="T16">binarnej</text:span> tekstu zaszyfrowanego oraz klucza i w ten sposób otrzymujemy tekst jawny, który wcześniej został podany.</text:p>
      <text:p text:style-name="P21"/>
      <text:p text:style-name="P22">Przykład:</text:p>
      <text:p text:style-name="P23">W przykładzie przyjmujemy następujące oznaczenia:</text:p>
      <text:p text:style-name="P23">P (plain text) – tekst jawny</text:p>
      <text:p text:style-name="P23">K (key) – klucz</text:p>
      <text:p text:style-name="P23">C (<text:span text:style-name="T11">ciphertext) – tekst zaszyfrowany</text:span></text:p>
      <text:p text:style-name="P23"/>
      <text:p text:style-name="P28">Szyfrowanie</text:p>
      <text:p text:style-name="P4"/>
      <text:p text:style-name="P9"><text:span text:style-name="T8">K (</text:span><text:span text:style-name="T10">75</text:span><text:span text:style-name="T8">) <text:tab/><text:tab/>R (82)<text:tab/><text:tab/>Y (89)<text:tab/><text:tab/>P <text:s/></text:span><text:span text:style-name="T9">(80)</text:span><text:span text:style-name="T8"><text:tab/><text:tab/>T </text:span><text:span text:style-name="T9">(84)</text:span><text:span text:style-name="T8"><text:tab/> <text:tab/>O </text:span><text:span text:style-name="T9">(79)</text:span><text:span text:style-name="T8"><text:tab/></text:span><text:tab/>- <text:span text:style-name="T3">P</text:span></text:p>
      <text:p text:style-name="P10"><text:span text:style-name="T6">0100 1011<text:tab/>0101 <text:s/>0010<text:tab/>0101 <text:s/>1001<text:tab/>0101 <text:s/>0000<text:tab/>0101 <text:s/>0100<text:tab/>0100 <text:s/>1111 <text:tab/>- </text:span><text:span text:style-name="T4">P</text:span></text:p>
      <text:p text:style-name="P2"><text:tab/><text:tab/><text:tab/><text:tab/><text:tab/><text:tab/><text:tab/><text:tab/><text:tab/><text:tab/><text:tab/><text:tab/><text:tab/></text:p>
      <text:p text:style-name="P3"><text:span text:style-name="T3">XOR </text:span><text:span text:style-name="T7">1100 <text:s/>0010 <text:tab/>1011 <text:s/>1011 <text:tab/>0111 <text:s/>1011 <text:tab/>1100 <text:s/>0000 <text:tab/>1111 <text:s/>0011 <text:tab/>1111 <text:s/>1011</text:span> <text:s/><text:tab/>-<text:span text:style-name="T2"> </text:span><text:span text:style-name="T3">K</text:span></text:p>
      <text:p text:style-name="P1"><draw:line text:anchor-type="paragraph" draw:z-index="0" draw:name="Kształt1" draw:style-name="gr1" draw:text-style-name="P35" svg:x1="-0.372cm" svg:y1="0.212cm" svg:x2="16.949cm" svg:y2="0.212cm"><text:p/></draw:line></text:p>
      <text:p text:style-name="P11"><text:span text:style-name="T7">1000 1001<text:tab/>1110 <text:s/>1001<text:tab/>0010 <text:s/>0010<text:tab/>1001 <text:s/>0000<text:tab/>1010 <text:s/>0111<text:tab/>1011 <text:s/>0100 <text:s/><text:tab/>- </text:span><text:span text:style-name="T3">C</text:span></text:p>
      <text:p text:style-name="P34"/>
      <text:p text:style-name="P31"/>
      <text:p text:style-name="P32">Deszyfrowanie</text:p>
      <text:p text:style-name="P31"><text:tab/></text:p>
      <text:p text:style-name="P8"><text:span text:style-name="T12">1000 <text:s/>1001<text:tab/>1110 <text:s/>1001<text:tab/>0010 <text:s/>0010<text:tab/>1001 <text:s/>0000<text:tab/>1010 <text:s/>0111<text:tab/>1011 <text:s/>0100 </text:span><text:span text:style-name="T7"><text:s/><text:tab/>- </text:span><text:span text:style-name="T1">C</text:span></text:p>
      <text:p text:style-name="P5"/>
      <text:p text:style-name="P13"><text:span text:style-name="T1">XOR </text:span><text:span text:style-name="T13">1100 <text:s/>0010 <text:tab/>1011 <text:s/>1011 <text:tab/>0111 <text:s/>1011 <text:tab/>1100 <text:s/>0000 <text:tab/>1111 <text:s text:c="2"/>0011 <text:tab/>1111 <text:s text:c="2"/>1011 <text:s/></text:span><text:span text:style-name="T1"><text:tab/>- K</text:span></text:p>
      <text:p text:style-name="P7"><draw:line text:anchor-type="paragraph" draw:z-index="1" draw:name="Kształt1" draw:style-name="gr1" draw:text-style-name="P35" svg:x1="-0.407cm" svg:y1="0.235cm" svg:x2="16.914cm" svg:y2="0.235cm"><text:p/></draw:line></text:p>
      <text:p text:style-name="P12"><text:span text:style-name="T7">0</text:span>100 <text:s/>1011<text:tab/>0101 <text:s/>0010<text:tab/>0101 <text:s/>1001<text:tab/>0101 <text:s/>0000<text:tab/>0101 <text:s/>0100<text:tab/>0100 <text:s/>1111 <text:tab/>- <text:span text:style-name="T2">P</text:span></text:p>
      <text:p text:style-name="P6"><text:span text:style-name="T15">K<text:tab/><text:tab/>R<text:tab/><text:tab/>Y<text:tab/><text:tab/>P<text:tab/><text:tab/>T<text:tab/><text:tab/>O<text:tab/><text:tab/></text:span><text:span text:style-name="T14">- </text:span><text:span text:style-name="T5">P</text:span></text:p>
      <text:p text:style-name="P16"/>
      <text:p text:style-name="P14">3. Implementacja.</text:p>
      <text:p text:style-name="P16"/>
      <text:p text:style-name="P24">Ważną kwestią algorytmu One-time pad jest generowanie klucza. Zaimplementowaliśmy ten algorytm w języku Java, stąd możemy w tym celu użyć <text:s/>klasy SecureRandom. Klasa SecureRandom zapewnia silny kryptograficznie pseudolosowy generator liczb, który jest oparty na algorytmie SHA-1. </text:p>
      <text:p text:style-name="P24"/>
      <text:p text:style-name="P25"><text:span text:style-name="T19">SHA-1 (Secure Hash Algorithm) jest to </text:span>jednokierunkow<text:span text:style-name="T19">a</text:span> funkcj<text:span text:style-name="T19">a</text:span> hashując<text:span text:style-name="T19">a</text:span> zaprojektowan<text:span text:style-name="T19">a</text:span> przez National Security Agency (NSA) i opublikowan<text:span text:style-name="T19">a</text:span> przez National Institute of Standards and Technology (NIST). Wytwarza ona skrót o długości 160 bitów z wiadomości o dowolnym rozmiarze, nie większym niż <text:span text:style-name="T19">2</text:span><text:span text:style-name="T22">64</text:span>-bitów.</text:p>
      <text:p text:style-name="P24"/>
      <text:p text:style-name="P24"><text:span text:style-name="T19">Skorzystaliśmy z funkcji generateSeed, którą posiada klasa SecureRandom i jako jej argument przekazana została liczba bajtów, jaką zajmuje tekst wpisany przez użytkownika. Wartością zwracaną jest klucz, który w dalszej implementacji jest używany do szyfrowania oraz deszyfrowania.</text:span></text:p>
      <text:p text:style-name="P24"/>
      <text:p text:style-name="P26">Funkcją, która służy nam do szyfrowania tekstu jest funkcja encryptText, która jako parametry przyjmuje tablicę bajtów tekstu wpisanego przez użytkownika oraz tablicę bajtów, stanowiącą klucz. W funkcji tej na każdym z bajtów wykonywana jest operacja XOR. Wartością zwracaną jest tablica bajtów, która jest zaszyfrowanym tekstem.</text:p>
      <text:p text:style-name="P26"/>
      <text:p text:style-name="P26">Do deszyfrowania wykorzystujemy tę samą funkcję co do szyfrowania, natomiast przy deszyfrowaniu jej parametrami wejściowymi są: tablica bajtów odzwierciedlająca zaszyfrowany tekst oraz tablica bajtów, która zawiera klucz. Analogicznie na odpowiadających sobie bajtach wykonywana jest operacja XOR. Wartością zwracaną jest odszyfrowany tekst.</text:p>
      <text:p text:style-name="P14"/>
      <text:p text:style-name="P14">4. Wnioski.</text:p>
      <text:p text:style-name="P16"/>
      <text:p text:style-name="P27">Algorytm One-time pad posiada jedną główną zaletę – przy poprawnym zastosowaniu nie da się go złamać. <text:span text:style-name="T29">Inną z zalet tego algorytmu jest niepowtarzalność oraz nieprzewidywalność generowanego klucza.</text:span></text:p>
      <text:p text:style-name="P27"/>
      <text:p text:style-name="P29">Jeśli chodzi o wady algorytmu One-time pad to można tutaj wymienić np. konieczność uwzględnienia długości tekstu jawnego przy generowaniu klucza oraz ze względu na fakt, że klucz jest jednorazowy wymaga wcześniejszego uzgodnienia pomiędzy nadawcą a odbiorcą klucza. Wiąże się to z ryzykiem przechwycenia przez osoby niepożądane wartości klucza. <text:span text:style-name="T27">Z tego powodu algorytm z kluczem jednorazowym znajduje zastosowanie przede wszystkim w szyfrowaniu wyjątkowo tajnych informacji w kanałach o małej przepustowości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6:56:40.450000000</meta:creation-date>
    <dc:date>2017-03-08T23:19:33.493000000</dc:date>
    <meta:editing-duration>PT59M40S</meta:editing-duration>
    <meta:editing-cycles>11</meta:editing-cycles>
    <meta:generator>LibreOffice/5.2.2.2$Windows_x86 LibreOffice_project/8f96e87c890bf8fa77463cd4b640a2312823f3ad</meta:generator>
    <meta:document-statistic meta:table-count="0" meta:image-count="0" meta:object-count="0" meta:page-count="3" meta:paragraph-count="44" meta:word-count="618" meta:character-count="4336" meta:non-whitespace-character-count="3661"/>
  </office:meta>
</office:document-meta>
</file>